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F3000005C5041680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x="4.411cm" svg:y="-2cm" svg:width="4.307cm" svg:height="3.126cm" draw:z-index="0"><draw:image xlink:href="Pictures/10000000000007F3000005C5041680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15:47:46.507887624</meta:creation-date>
    <dc:date>2014-07-08T15:49:16.406311391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4.2$Linux_X86_64 LibreOffice_project/420m0$Build-2</meta:generator>
  </office:meta>
</office:document-meta>
</file>